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101cm" fo:margin-right="0cm" fo:line-height="150%" fo:text-align="justify" style:justify-single-word="false" fo:text-indent="0cm" style:auto-text-indent="false"/>
    </style:style>
    <style:style style:name="P2" style:family="paragraph" style:parent-style-name="Standard" style:list-style-name="L2">
      <style:paragraph-properties fo:margin-left="-0.101cm" fo:margin-right="0cm" fo:line-height="150%" fo:text-align="justify" style:justify-single-word="false" fo:text-indent="0cm" style:auto-text-indent="false"/>
    </style:style>
    <style:style style:name="P3" style:family="paragraph" style:parent-style-name="Standard">
      <style:paragraph-properties fo:margin-left="0cm" fo:margin-right="0cm" fo:line-height="150%" fo:text-align="justify" style:justify-single-word="false" fo:text-indent="0cm" style:auto-text-indent="false"/>
    </style:style>
    <style:style style:name="P4" style:family="paragraph" style:parent-style-name="Standard" style:list-style-name="L4">
      <style:paragraph-properties fo:margin-left="0cm" fo:margin-right="0cm" fo:line-height="150%" fo:text-align="justify" style:justify-single-word="false" fo:text-indent="0cm" style:auto-text-inden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é es material design?</text:p>
      <text:p text:style-name="P1"/>
      <text:p text:style-name="P1">Material Design es el nombre que recibe un estándar de diseño creado por Google en 2014 y que es utilizado en el desarrollo de interfaces digitales.</text:p>
      <text:p text:style-name="P1">De acuerdo con su documentación oficial, que se encuentra disponible en la web, el objetivo del material design es crear un <text:s/>lenguaje visual que combina los principios del buen diseño con las posibilidades de innovación que proporcionan la tecnología y la ciencia.</text:p>
      <text:p text:style-name="P1">Al leer esta definición, una pregunta que puede surgir a qué nos referimos al hablar de un “lenguaje visual” y creo que esta es la primera definición que es importante tener clara para explicar de qué se habla al hablar de Material Design.</text:p>
      <text:p text:style-name="P1">¿qué entendemos por lenguaje visual o lenguaje de diseño?</text:p>
      <text:p text:style-name="P1">Un lenguaje es, en primer lugar, un sistema que tiene una serie de elementos y una serie de reglas acerca de cómo estos elementos se relacionan. Otro componente importante del lenguaje es que tiene una función comunicativa, es decir, que su objetivo principal va a ser que el receptor, que en este caso es el usuario comprenda la información que está recibiendo y pueda inetractuar con ella del modo deseado.</text:p>
      <text:p text:style-name="P1">Cuando además de decir “lenguaje”, decimos que es “visual”, nos referimos a que los componentes que lo integran van a ser percibidos, obviamente, a través de la vista. Sabiendo esto, nos podemos empezar a imaginar un poco con qué tipos de elementos trabaja el material design. Si yo intentara ahora de contar todos los aspectos que el estándar contempla, tardaría mucho más de veinte minutos, pero para darnos una idea, las guías incluyen instrucciones para observar desde los colores y el uso de imágenes hasta la persona verbal más apropiada para dirigirse al usuario, pasando en el medio por cuestiones de layout, y principios para diseñar desde una barra de navegación hasta un botón y el modo en el que los elementos se animan cuando el usuario lo toca. </text:p>
      <text:p text:style-name="P1">Como vemos, es un sistema súper amplio y complejo, pero lo que quiero comentar hoy son los principios fundamentales que lo rigen:</text:p>
      <text:p text:style-name="P1"/>
      <text:list xml:id="list666096642316269184" text:style-name="L2">
        <text:list-item>
          <text:p text:style-name="P2">El primero es el concepto de “Material”. Tal como define en las guías el concepto de “material” en material design se usa como una metáfora ¿qué quiere decir esto? Que los elementos en material design se diseñaron tomando como referencia el funcionamiento de los objetos materiales en la vida real. Como tales, comparten con los elementos reales una serie de propiedades, entre las cuales las principales son que: ocupan una superficie, tienen – por decirlo de algún modo – una relación con la luz (esto quiere decir que proyectan sombra y que pueden estar más o menos iluminados); y tienen movimiento. Al diseñar los objetos de un modo que remite a la realidad material, el material design proporciona al usuario indicios visuales reconocibles sobre cómo <text:soft-page-break/>funcionan sus elementos.</text:p>
        </text:list-item>
        <text:list-item>
          <text:p text:style-name="P2">El segundo principio tiene que ver con el uso de elementos fundamentales del diseño impreso, entre ellos, el uso de grillas, la tipografía, las proporciones, las imágenes, etc. Las guías de material design enfatizan que estos elementos no funcionan de un modo meramente decorativo, sino que también sirven para transmitir jerarquías, orden de lectura, para destacar elementos y para transmitir información. También hay un énfasis fundamental en la interacción con el usuario.</text:p>
        </text:list-item>
        <text:list-item>
          <text:p text:style-name="P2">Por último, el tercero tiene que ver con el movimiento. De acuerdo con el material design, el movimiento de los elementos debe transmitir significado y ser cohesivo. Se busca, por ejemplo, que, cuando el usuario hace algo, por ejemplo interactúa con un elemento, el resto de los elementos se reacomoden de un modo fluido y que no sea disruptivo.</text:p>
        </text:list-item>
      </text:list>
      <text:p text:style-name="P1"/>
      <text:p text:style-name="P3">Cosas que el material design NO es:</text:p>
      <text:p text:style-name="P3">1) a pesar de que el material design suele relacionarse específicamente con el diseño de aplicaciones para el sistema Android, en la actualidad está pensado para ser multiplataforma.</text:p>
      <text:list xml:id="list5825794350221401930" text:style-name="L4">
        <text:list-header>
          <text:p text:style-name="P4">2) no es una plantilla/un framework: es una guía que provee directivas.</text:p>
          <text:p text:style-name="P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cilyn W</meta:initial-creator>
    <meta:creation-date>2018-04-19T23:10:51.35</meta:creation-date>
    <meta:document-statistic meta:table-count="0" meta:image-count="0" meta:object-count="0" meta:page-count="2" meta:paragraph-count="14" meta:word-count="654" meta:character-count="3919"/>
    <dc:date>2018-04-20T00:31:44.40</dc:date>
    <dc:creator>Lucilyn W</dc:creator>
    <meta:editing-duration>PT19M40S</meta:editing-duration>
    <meta:editing-cycles>1</meta:editing-cycles>
    <meta:generator>OpenOffice/4.1.5$Win32 OpenOffice.org_project/415m1$Build-9789</meta:generator>
  </office:meta>
</office:document-meta>
</file>